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d5f2" officeooo:paragraph-rsid="0010d5f2" style:font-size-asian="12pt" style:font-weight-asian="normal" style:font-size-complex="12pt" style:font-weight-complex="normal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2pt" fo:font-weight="normal" officeooo:rsid="0010d5f2" officeooo:paragraph-rsid="0010d5f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weight="normal" officeooo:rsid="0010d5f2" officeooo:paragraph-rsid="0010d5f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weight="normal" officeooo:rsid="0010d5f2" officeooo:paragraph-rsid="0015e4e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0d5f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5e4e7" style:font-size-asian="16pt" style:font-weight-asian="normal" style:font-size-complex="16pt" style:font-weight-complex="normal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2pt" fo:font-weight="normal" officeooo:rsid="0010d5f2" officeooo:paragraph-rsid="0015e4e7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6.114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Restitui</text:span><text:tab/><text:tab/><text:tab/><text:span text:style-name="T1">Renascer Praise<text:tab/><text:tab/></text:span><text:span text:style-name="T4">[ 45 ]</text:span></text:p>
      <text:p text:style-name="P3"><text:span text:style-name="T4"/></text:p>
      <text:p text:style-name="P5">Deus, poderoso, grande rei</text:p>
      <text:p text:style-name="P5">Minha vida está em tuas mãos</text:p>
      <text:p text:style-name="P5">Teu é o poder de refazer</text:p>
      <text:p text:style-name="P5">De devolver o que perdi</text:p>
      <text:p text:style-name="P5">Eu vou profetizar, a espera acabou!</text:p>
      <text:p text:style-name="P5">É hora de viver meu milagre</text:p>
      <text:p text:style-name="P5"/>
      <text:p text:style-name="P5">Não haverá mais lágrimas</text:p>
      <text:p text:style-name="P5">Só maravilha e provisão</text:p>
      <text:p text:style-name="P5">Eu cantarei o som que vem do céu</text:p>
      <text:p text:style-name="P5">Ressurreição eu viverei</text:p>
      <text:p text:style-name="P5"><draw:custom-shape text:anchor-type="paragraph" draw:z-index="0" draw:style-name="gr1" draw:text-style-name="P8" svg:width="0.317cm" svg:height="6.113cm" svg:x="11.811cm" svg:y="0.58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Restitui</text:p>
      <text:p text:style-name="P5">Tudo aquilo que foi consumido pela dor</text:p>
      <text:p text:style-name="P5">Traz de volta a alegria dos meus sonhos</text:p>
      <text:p text:style-name="P5">Aba pai, minha salvação.</text:p>
      <text:p text:style-name="P5"><draw:frame text:anchor-type="paragraph" draw:z-index="1" draw:style-name="gr2" draw:text-style-name="P10" svg:width="1.059cm" svg:height="0.489cm" svg:x="12.391cm" svg:y="0.199cm"><draw:text-box><text:p text:style-name="P9"><text:span text:style-name="T6">3x</text:span></text:p></draw:text-box></draw:frame></text:p>
      <text:p text:style-name="P5">Restitui</text:p>
      <text:p text:style-name="P5">Não importa minha luta, eu confio em ti</text:p>
      <text:p text:style-name="P5">Deus do impossível, Deus da minha vida</text:p>
      <text:p text:style-name="P5">Sim, tu és fiel, e jamais me frustrará</text:p>
      <text:p text:style-name="P5"/>
      <text:p text:style-name="P5">Restitui a minha vida, tu és o Deus poderoso Deus</text:p>
      <text:p text:style-name="P5">Restitui a minha casa, tu és o Deus poderoso Deus</text:p>
      <text:p text:style-name="P5">Restitui minha história, tu és o Deus poderoso Deus</text:p>
      <text:p text:style-name="P5">Restitui os meus sonhos, tu és o Deus poderoso Deus</text:p>
      <text:p text:style-name="P5">Tu és o Deus poderoso grande Rei</text:p>
      <text:p text:style-name="P5"/>
      <text:p text:style-name="P7"><text:span text:style-name="T5">Restitui</text:span><text:tab/><text:tab/><text:tab/><text:span text:style-name="T1">Renascer Praise<text:tab/><text:tab/></text:span><text:span text:style-name="T4">[ 45 ]</text:span></text:p>
      <text:p text:style-name="P4"><text:span text:style-name="T4"/></text:p>
      <text:p text:style-name="P6">Deus, poderoso, grande rei</text:p>
      <text:p text:style-name="P6">Minha vida está em tuas mãos</text:p>
      <text:p text:style-name="P6">Teu é o poder de refazer</text:p>
      <text:p text:style-name="P6">De devolver o que perdi</text:p>
      <text:p text:style-name="P6">Eu vou profetizar, a espera acabou!</text:p>
      <text:p text:style-name="P6">É hora de viver meu milagre</text:p>
      <text:p text:style-name="P6"/>
      <text:p text:style-name="P6">Não haverá mais lágrimas</text:p>
      <text:p text:style-name="P6">Só maravilha e provisão</text:p>
      <text:p text:style-name="P6">Eu cantarei o som que vem do céu</text:p>
      <text:p text:style-name="P6">Ressurreição eu viverei</text:p>
      <text:p text:style-name="P6"><draw:custom-shape text:anchor-type="paragraph" draw:z-index="2" draw:style-name="gr1" draw:text-style-name="P8" svg:width="0.317cm" svg:height="6.113cm" svg:x="11.811cm" svg:y="0.58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Restitui</text:p>
      <text:p text:style-name="P6">Tudo aquilo que foi consumido pela dor</text:p>
      <text:p text:style-name="P6">Traz de volta a alegria dos meus sonhos</text:p>
      <text:p text:style-name="P6">Aba pai, minha salvação.</text:p>
      <text:p text:style-name="P6"><draw:frame text:anchor-type="paragraph" draw:z-index="3" draw:style-name="gr2" draw:text-style-name="P10" svg:width="1.059cm" svg:height="0.489cm" svg:x="12.391cm" svg:y="0.199cm"><draw:text-box><text:p text:style-name="P9"><text:span text:style-name="T6">3x</text:span></text:p></draw:text-box></draw:frame></text:p>
      <text:p text:style-name="P6">Restitui</text:p>
      <text:p text:style-name="P6">Não importa minha luta, eu confio em ti</text:p>
      <text:p text:style-name="P6">Deus do impossível, Deus da minha vida</text:p>
      <text:p text:style-name="P6">Sim, tu és fiel, e jamais me frustrará</text:p>
      <text:p text:style-name="P6"/>
      <text:p text:style-name="P6">Restitui a minha vida, tu és o Deus poderoso Deus</text:p>
      <text:p text:style-name="P6">Restitui a minha casa, tu és o Deus poderoso Deus</text:p>
      <text:p text:style-name="P6">Restitui minha história, tu és o Deus poderoso Deus</text:p>
      <text:p text:style-name="P6">Restitui os meus sonhos, tu és o Deus poderoso Deus</text:p>
      <text:p text:style-name="P6">Tu és o Deus poderoso grande 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29T19:21:01.955512135</dc:date>
    <meta:editing-cycles>14</meta:editing-cycles>
    <meta:editing-duration>PT23M19S</meta:editing-duration>
    <meta:generator>LibreOffice/5.2.6.2$Linux_X86_64 LibreOffice_project/20m0$Build-2</meta:generator>
    <meta:document-statistic meta:table-count="0" meta:image-count="0" meta:object-count="0" meta:page-count="1" meta:paragraph-count="48" meta:word-count="296" meta:character-count="1526" meta:non-whitespace-character-count="1272"/>
  </office:meta>
</office:document-meta>
</file>